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opacity="100%" draw:fill-color="#729fcf" draw:opacity="100%" draw:textarea-horizontal-align="justify" draw:textarea-vertical-align="middle" draw:auto-grow-height="false" draw:shadow-opacity="100%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cm" draw:marker-start-width="0.203cm" draw:marker-end-width="0.203cm" svg:stroke-opacity="100%" draw:fill="none" draw:textarea-vertical-align="middle" fo:padding-top="0.125cm" fo:padding-bottom="0.125cm" fo:padding-left="0.25cm" fo:padding-right="0.25cm"/>
    </style:style>
    <style:style style:name="gr5" style:family="graphic" style:parent-style-name="objectwithoutfill">
      <style:graphic-properties svg:stroke-width="0cm" draw:marker-start-width="0.203cm" draw:marker-end-width="0.203cm" draw:fill="none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1cm" fo:min-width="0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58cm" svg:height="1.415cm" svg:x="1.933cm" svg:y="2.232cm">
          <text:p text:style-name="P1"><text:span text:style-name="T1">20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.58cm" svg:height="1.415cm" svg:x="6.934cm" svg:y="2.232cm">
          <text:p text:style-name="P1">5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1.58cm" svg:height="1.415cm" svg:x="12.435cm" svg:y="2.232cm">
          <text:p text:style-name="P1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1.58cm" svg:height="1.415cm" svg:x="9.736cm" svg:y="5.332cm">
          <text:p text:style-name="P1">10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3.513cm" svg:y1="2.94cm" svg:x2="6.934cm" svg:y2="2.94cm" draw:start-shape="id1" draw:start-glue-point="10" draw:end-shape="id2" draw:end-glue-point="6" svg:d="M3513 2940h3421" svg:viewBox="0 0 3422 1">
          <text:p text:style-name="P1"><text:span text:style-name="T1">1</text:span></text:p>
          <text:p text:style-name="P1"/>
        </draw:connector>
        <draw:connector draw:style-name="gr5" draw:text-style-name="P1" draw:layer="layout" draw:type="line" svg:x1="8.514cm" svg:y1="2.94cm" svg:x2="12.435cm" svg:y2="2.94cm" draw:start-shape="id2" draw:start-glue-point="10" draw:end-shape="id3" draw:end-glue-point="6" svg:d="M8514 2940h3921" svg:viewBox="0 0 3922 1">
          <text:p text:style-name="P1">10</text:p>
          <text:p text:style-name="P1"/>
        </draw:connector>
        <draw:connector draw:style-name="gr5" draw:text-style-name="P1" draw:layer="layout" draw:type="line" svg:x1="8.283cm" svg:y1="3.44cm" svg:x2="9.967cm" svg:y2="5.539cm" draw:start-shape="id2" draw:start-glue-point="9" draw:end-shape="id4" draw:end-glue-point="5" svg:d="M8283 3440l1684 2099" svg:viewBox="0 0 1685 2100">
          <text:p text:style-name="P1"><text:s text:c="4"/>1</text:p>
        </draw:connector>
        <draw:connector draw:style-name="gr5" draw:text-style-name="P1" draw:layer="layout" draw:type="line" svg:x1="11.085cm" svg:y1="5.539cm" svg:x2="12.666cm" svg:y2="3.44cm" draw:start-shape="id4" draw:start-glue-point="11" draw:end-shape="id3" draw:end-glue-point="7" svg:d="M11085 5539l1581-2099" svg:viewBox="0 0 1582 2100">
          <text:p text:style-name="P1"><text:s text:c="4"/>1</text:p>
        </draw:connector>
        <draw:frame draw:style-name="gr6" draw:layer="layout" svg:width="0.925cm" svg:height="0.962cm" svg:x="2.21cm" svg:y="1.354cm">
          <draw:text-box>
            <text:p>A</text:p>
          </draw:text-box>
        </draw:frame>
        <draw:frame draw:style-name="gr6" draw:layer="layout" svg:width="0.925cm" svg:height="0.962cm" svg:x="7.31cm" svg:y="1.355cm">
          <draw:text-box>
            <text:p>B</text:p>
          </draw:text-box>
        </draw:frame>
        <draw:frame draw:style-name="gr6" draw:layer="layout" svg:width="0.959cm" svg:height="0.962cm" svg:x="12.721cm" svg:y="1.37cm">
          <draw:text-box>
            <text:p>C</text:p>
          </draw:text-box>
        </draw:frame>
        <draw:frame draw:style-name="gr6" draw:layer="layout" svg:width="0.959cm" svg:height="0.962cm" svg:x="10.063cm" svg:y="4.542cm">
          <draw:text-box>
            <text:p>D</text:p>
          </draw:text-box>
        </draw:frame>
        <draw:custom-shape draw:style-name="gr7" draw:text-style-name="P1" draw:layer="layout" svg:width="1.422cm" svg:height="1.422cm" svg:x="17.54cm" svg:y="2.228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0.925cm" svg:height="0.962cm" svg:x="17.91cm" svg:y="1.255cm">
          <draw:text-box>
            <text:p>A</text:p>
          </draw:text-box>
        </draw:frame>
        <draw:custom-shape draw:style-name="gr8" draw:text-style-name="P1" draw:layer="layout" svg:width="1.422cm" svg:height="1.422cm" svg:x="18.94cm" svg:y="2.229cm">
          <text:p text:style-name="P1">201</text:p>
          <draw:enhanced-geometry svg:viewBox="0 0 21600 21600" draw:type="rectangle" draw:enhanced-path="M 0 0 L 21600 0 21600 21600 0 21600 0 0 Z N"/>
        </draw:custom-shape>
        <draw:frame draw:style-name="gr6" draw:layer="layout" svg:width="0.925cm" svg:height="0.962cm" svg:x="19.31cm" svg:y="1.256cm">
          <draw:text-box>
            <text:p>B</text:p>
          </draw:text-box>
        </draw:frame>
        <draw:custom-shape draw:style-name="gr7" draw:text-style-name="P1" draw:layer="layout" svg:width="1.422cm" svg:height="1.422cm" svg:x="20.34cm" svg:y="2.23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0.959cm" svg:height="0.962cm" svg:x="20.71cm" svg:y="1.257cm">
          <draw:text-box>
            <text:p>C</text:p>
          </draw:text-box>
        </draw:frame>
        <draw:custom-shape draw:style-name="gr7" draw:text-style-name="P1" draw:layer="layout" svg:width="1.422cm" svg:height="1.422cm" svg:x="21.74cm" svg:y="2.231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0.959cm" svg:height="0.962cm" svg:x="22.11cm" svg:y="1.258cm">
          <draw:text-box>
            <text:p>D</text:p>
          </draw:text-box>
        </draw:frame>
        <draw:frame draw:style-name="gr6" draw:layer="layout" svg:width="0.925cm" svg:height="0.962cm" svg:x="16.711cm" svg:y="2.455cm">
          <draw:text-box>
            <text:p>A</text:p>
          </draw:text-box>
        </draw:frame>
        <draw:custom-shape draw:style-name="gr8" draw:text-style-name="P1" draw:layer="layout" svg:width="1.422cm" svg:height="1.422cm" svg:x="17.541cm" svg:y="3.629cm">
          <text:p text:style-name="P1">201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422cm" svg:height="1.422cm" svg:x="18.941cm" svg:y="3.6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422cm" svg:height="1.422cm" svg:x="20.341cm" svg:y="3.631cm">
          <text:p text:style-name="P1">60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422cm" svg:height="1.422cm" svg:x="21.741cm" svg:y="3.632cm">
          <text:p text:style-name="P1">101</text:p>
          <draw:enhanced-geometry svg:viewBox="0 0 21600 21600" draw:type="rectangle" draw:enhanced-path="M 0 0 L 21600 0 21600 21600 0 21600 0 0 Z N"/>
        </draw:custom-shape>
        <draw:frame draw:style-name="gr6" draw:layer="layout" svg:width="0.925cm" svg:height="0.962cm" svg:x="16.712cm" svg:y="3.856cm">
          <draw:text-box>
            <text:p>B</text:p>
          </draw:text-box>
        </draw:frame>
        <draw:custom-shape draw:style-name="gr7" draw:text-style-name="P1" draw:layer="layout" svg:width="1.422cm" svg:height="1.422cm" svg:x="17.542cm" svg:y="5.0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422cm" svg:height="1.422cm" svg:x="18.942cm" svg:y="5.031cm">
          <text:p text:style-name="P1">60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422cm" svg:height="1.422cm" svg:x="20.342cm" svg:y="5.03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422cm" svg:height="1.422cm" svg:x="21.742cm" svg:y="5.033cm">
          <text:p text:style-name="P1">101</text:p>
          <draw:enhanced-geometry svg:viewBox="0 0 21600 21600" draw:type="rectangle" draw:enhanced-path="M 0 0 L 21600 0 21600 21600 0 21600 0 0 Z N"/>
        </draw:custom-shape>
        <draw:frame draw:style-name="gr6" draw:layer="layout" svg:width="0.959cm" svg:height="0.962cm" svg:x="16.713cm" svg:y="5.257cm">
          <draw:text-box>
            <text:p>C</text:p>
          </draw:text-box>
        </draw:frame>
        <draw:custom-shape draw:style-name="gr7" draw:text-style-name="P1" draw:layer="layout" svg:width="1.422cm" svg:height="1.422cm" svg:x="17.543cm" svg:y="6.43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422cm" svg:height="1.422cm" svg:x="18.943cm" svg:y="6.432cm">
          <text:p text:style-name="P1">101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422cm" svg:height="1.422cm" svg:x="20.343cm" svg:y="6.433cm">
          <text:p text:style-name="P1">101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422cm" svg:height="1.422cm" svg:x="21.743cm" svg:y="6.434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0.959cm" svg:height="0.962cm" svg:x="16.714cm" svg:y="6.658cm">
          <draw:text-box>
            <text:p>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02T15:12:29.342009195</meta:creation-date>
    <dc:date>2016-07-02T15:39:37.318658227</dc:date>
    <dc:creator>elucterio </dc:creator>
    <meta:editing-duration>PT11M47S</meta:editing-duration>
    <meta:editing-cycles>6</meta:editing-cycles>
    <meta:generator>LibreOffice/4.2.8.2$Linux_X86_64 LibreOffice_project/420m0$Build-2</meta:generator>
    <meta:document-statistic meta:object-count="36"/>
  </office:meta>
</office:document-meta>
</file>